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2pt" style:font-size-asian="12pt" style:font-size-complex="12pt"/>
    </style:style>
    <style:style style:name="P2" style:family="paragraph" style:parent-style-name="Standard">
      <style:paragraph-properties fo:text-align="center" style:justify-single-word="false"/>
      <style:text-properties style:font-name="Nimbus Roman No9 L" fo:font-size="12pt" style:font-size-asian="12pt" style:font-size-complex="12pt"/>
    </style:style>
    <style:style style:name="P3" style:family="paragraph" style:parent-style-name="Standard">
      <style:paragraph-properties fo:text-align="start" style:justify-single-word="false"/>
      <style:text-properties style:font-name="Nimbus Roman No9 L" fo:font-size="12pt" style:font-size-asian="12pt" style:font-size-complex="12pt"/>
    </style:style>
    <style:style style:name="P4" style:family="paragraph" style:parent-style-name="Standard" style:master-page-name="Standard">
      <style:paragraph-properties fo:text-align="center" style:justify-single-word="false" style:page-number="auto"/>
      <style:text-properties style:font-name="Nimbus Roman No9 L" fo:font-size="12pt" style:font-size-asian="12pt" style:font-size-complex="12pt"/>
    </style:style>
    <style:style style:name="P5" style:family="paragraph" style:parent-style-name="Standard">
      <style:text-properties style:font-name="Nimbus Roman No9 L" fo:font-size="12pt" style:font-size-asian="12pt" style:font-size-complex="12pt"/>
    </style:style>
    <style:style style:name="T1" style:family="text">
      <style:text-properties style:font-name="Nimbus Roman No9 L" fo:font-size="12pt" style:font-size-asian="12pt" style:font-size-complex="12pt"/>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Starsail Saga</text:p>
      <text:p text:style-name="P2"/>
      <text:p text:style-name="P3">Note: This campaign is designed for GURPS 4<text:span text:style-name="T2">th</text:span> edition ruleset. </text:p>
      <text:p text:style-name="P1"/>
      <text:p text:style-name="P1">Universe Synopsis: Multiple races trying to survive in an interstellar setting. Due to the lack of FTL radio and FTL travel being “slow” few strong governments exist on the interstellar level and none within the 'local' sector. <text:s/>Most orbitals are built (and therefore governed) by corporations which have become the dominant government for all races. Being focused on profit, orbitals are very open to aliens and most orbitals have many different races living on them (especially humans who intentionally seek out other races to live with). Although also controlled primarily by corporations, most worlds are dominated by a single race though aliens are not completely uncommon (especially near starports). Piracy is a common problem in many areas. In addition to the Skernaa, some corporations use privateers to attack their enemies. All-out war is not common during this time though occasionally occasionally orbitals have been invaded or destroyed in the wars between the corporations. Although the corporations are collectively powerful they are individually weak with most controlling a single world/orbital and very few controlling an entire star system. Most races homesystems are controlled by “regular” governments and corporate owned orbitals are careful about staying on the good side of a homesystems government that they reside. Average tech levels are 9-10 with some superscience. Psionics and magic do not exist within this universe.</text:p>
      <text:p text:style-name="P1"/>
      <text:p text:style-name="P1">Terran: (PC race) Terrans are one of the youngest star-faring races in the galaxy having only discovered FTL travel a mere 300 years ago. Recognizing that their own technology is very backward by galactic standards they are very eager to acquire and learn how to use alien technology, especially quantech. Due to the terran exodus humans can be found all throughout the sector <text:s/>even though they have very few colonies of their own. Due to their mostly living on other races orbitals they are very hospitable and will often (but not always) let traveling terrans stay with them for short periods of time. </text:p>
      <text:p text:style-name="P1">Cultural Familiarity (all player races) = +8</text:p>
      <text:p text:style-name="P1">Claim to hospitality (terran families) = +2</text:p>
      <text:p text:style-name="P1"/>
      <text:p text:style-name="P1">Droid: (PC race) Droids are one of the older races within the sector. Many species believe Droids are a series of robots that ran amok and are generally mistrusted by those that first meet them. In actuality Droids evolved naturally from a planet with high metal content where all creatures are 'robotic'. Due to their long experience working with it they are highly skilled in quantech. In general they are very entrepreneurial and when they offer to do something for 'free' there is almost always something in it for them. They are known for being extremely dutiful in their dealings and it is the rare Droid that will not fulfill at least the literal wording of their end of an agreement. They were almost entirely wiped out by the Skernaa 1000 years ago and most Droid still feel they strong animosity toward them. While mostly friendly now, the Droid dislike the Mineron considering them ungrateful cheapskates over what happened during the “mineral war”.</text:p>
      <text:p text:style-name="P1">Quantech 0 = + 5</text:p>
      <text:p text:style-name="P1">Luck x1 = +15</text:p>
      <text:p text:style-name="P1">Chaos +2 = +6</text:p>
      <text:p text:style-name="P1">Less sleep x2 = +4</text:p>
      <text:p text:style-name="P1">Numb = -20</text:p>
      <text:p text:style-name="P1"/>
      <text:p text:style-name="P1">Mineron: (PC race) The Mineron are a mineral based lifeform and to a Terran generally look like a very <text:soft-page-break/>crude statue (at least while standing still). The Mineron did not discover space travel on their own but were simply taken by the Skernaa to work as slaves in their mines. Because of their physiology they are particularly suited to mining airless worlds. Many Mineron were rescued by the Droid when the worlds they were on were liberated. Many of the rescued Mineron joined the Droid forces in their fight against the Skernaa while the rest provided support by continuing to work on the old Skernaa prison worlds. After the Skernaa were no longer a serious threat the Droid attempted to claim the resource rich prison worlds as their own. The Mineron, no longer having a homeworld to return to and desperate for a place to live scavenged all the technology left behind by the Skernaa and began fighting the Droid. The so-called “mineral war” did not last very long and was settled through arbitration with other races. The Droid claimed the planets as payment for rescuing the Mineron from extinction. The Mineron claimed the planets were their's in exchange for their help as troops and workers to the Droid in defeating the Skernaa. In the end the Droid were allowed to pick up to 25% of the prison worlds they wished as payment for rescuing the Mineron. Naturally the Droid took the worlds with the most valuable resources on them. The Mineron were allowed to keep the remainder of the contested worlds as payment for their part in the conflict. Because of this many Mineron still mistrust the Droid considering them greedy thieves.</text:p>
      <text:p text:style-name="P1">Doesn't breathe = +20</text:p>
      <text:p text:style-name="P1">Vacuum Support = +5</text:p>
      <text:p text:style-name="P1">Unusual Biochemistry = -5</text:p>
      <text:p text:style-name="P1">Bad Temper = -10</text:p>
      <text:p text:style-name="P1"/>
      <text:p text:style-name="P1">Sztaki: (PC race) Sztaki stand about 3 feet high have a slightly shiny dark purple skin. They have 6 limbs total, 2 used as hands, 2 used as feet, while the last 2 can be used as hands or feet depending on need. Although telepathy has never been proven in them or any other race, they have an innate understanding of other minds that makes them excel at manipulating the thoughts and feelings of others.</text:p>
      <text:p text:style-name="P1">Size modifier -1</text:p>
      <text:p text:style-name="P1">Extra arms x2 = +20</text:p>
      <text:p text:style-name="P1">Voice = +10</text:p>
      <text:p text:style-name="P1">Restricted diet (vegetarian) = -10</text:p>
      <text:p text:style-name="P1">Curious = -5</text:p>
      <text:p text:style-name="P1">Basic Speed -.25 = -5</text:p>
      <text:p text:style-name="P1"/>
      <text:p text:style-name="P1">Fang-el: (PC race) The Fang-el are an insectoid race. Although they continually deny it, it is believed that they have the most extensive spy network in the sector. The Fang-el navy is the smallest known for the number of colonies they have yet few races challenge them. Fang-el warships almost always seem to know the weaknesses of other alien ships (sometimes before even that race knows about them) and most wars fought against them usually end with the rulers of the other nation having a rapid (and rather suspicious) change of heart. They are not an aggressive species though and are outwardly friendly to other races. </text:p>
      <text:p text:style-name="P1">Size Modifier -1 = (+0)</text:p>
      <text:p text:style-name="P1">ST -1 = -10</text:p>
      <text:p text:style-name="P1">Clinging = +20</text:p>
      <text:p text:style-name="P1">Silent x2 = +10</text:p>
      <text:p text:style-name="P1">Increased consumption x1 = -10</text:p>
      <text:p text:style-name="P1"/>
      <text:p text:style-name="P1"><text:soft-page-break/>Masters: (NPC race) The masters are a super-advanced race that are capable of using quantech in ways that are considered miraculous by most other races including the ability to create wormholes, travel through time, and generally rewrite the 'laws' of physics as they wish. The masters do not generally concern themselves with the affairs of the rest of the galaxy and are rarely seen. Many myths and stories surround the masters however it is agreed by most races that they are simply another race or group of races that have been around a very long time and have developed their technology to levels well beyond what is generally known. It is assumed that they live around the galactic core and a very prevalent story says that they've built a dysons sphere around the galactic black hole.</text:p>
      <text:p text:style-name="P1"/>
      <text:p text:style-name="P1">Skernaa: (NPC race) 1000 years ago the Skernaa were THE dominant races in the sector. Large, intelligent, brutal and somewhat xenophobic the Skernaa built an empire that spanned star systems. They consider themselves the ultimate end of evolution and disdain any idea that they are less then perfect. They dislike all other races but have a particular hatred of non-organic species. They attempted to exterminate the Droid and Mineron races but were eventually defeated with all of their major worlds sterilized by orbital bombardment. Most Skernaa now live nomadically on starships drifting through non-settled systems. While they will attack just about any ship they still have a particular hatred of the Droid and Mineron and will go out of their way to attack and kill them. </text:p>
      <text:p text:style-name="P1"/>
      <text:p text:style-name="P1">Life: All of the major species in the sector require a oxygen/nitrogen atmosphere compatible to all. The one glaring exception are the mineron however their race simply doesn't breathe and can easily coexist in an oxygen/nitrogen atmosphere. Although many primitive species require exotic atmospheres, no interstellar race requiring an exotic atmosphere has been confirmed despite rumors to the contrary. Environment suits are commonly used when encountering new planets or species to limit the effects of unknown hazards. </text:p>
      <text:p text:style-name="P1"/>
      <text:p text:style-name="P1">Language: There is a language called 'galactispeak' which is understood by almost every starfarer. Galactispeak has been around for as long as recorded history and is based on mathematical constants which makes it useable by anybody that has even a rudimentary knowledge of multi-dimensional quantum hyperphysics (usually picked up in pre-school). Because of it's age and universal ability to be used by any race it's generally assumed that galactispeak was invented by the masters. Galactispeak has variants due to the physical limitations of some races, such as having not being able to hear (like the mineron) or being able to gnyork (like the terrans) however since all the variants use the same mathematical formulas, once you learn it you can almost always figure out what a race using another variant means. Most races (terrans included) eventually discard their original languages and use galactispeak exclusively. Because of this language isn't a barrier except with species that either have not had a chance to learn galactispeak (such as pre-stellar civilizations) or refuse to learn/use it for some reason.</text:p>
      <text:p text:style-name="P1"/>
      <text:p text:style-name="P1">Quantech skills: Quantech devices are assumed by many to be the ultimate invention and the secret to omnipotence. Quantech devices are capable of manipulating the quantum chaos of the universe to essentially re-write the “laws” of physics. Users of quantech devices are limited by their own ability to calculate the effects of natural chaos in their vicinity. Since the universe is always in flux no two quantech programs are ever the same and must be written at the time a change wishes to be made. By their nature quantech devices also increase chaos around a person the more they are used making further programs more difficult to write. Quantech programmers are limited by their own ability to compensate for chaos and when chaos becomes to much they are unable to successfully write useful <text:soft-page-break/>programs until chaos settles down around the programmer. It is possible to attempt to program a quantum event beyond the amount of chaos a character can safely control however this can easily backfire. Quantech works on a new stat known simply as chaos. Chaos is based off a characters IQ stat similar to FP however chaos is different stat. As chaos points are “used” they actually add up (rather then subtract down) towards a characters max chaos level. Once this level is superseded the character can no longer control quantech safely. The character may attempt to do so however probability of a “backfire” becomes increasingly more likely with each additional use. Failure to use quantech successfully when a players chaos points are higher then their max quantech level always results in a critical failure. Players must roll one extra dice for each chaos point above their maximum level. Chaos points apply immediately, before any dice or rolled. Therefore if a character has 9 out of 10 chaos points used and creates an effect that requires 2 chaos points then the character must roll 4d (3d normal +1d for the extra point). Chaos points revert back continually at 1 point per 20 minutes (3 points per hour) regardless of whether the character rests or not however “maintained” effects prevent chaos from being reduced for that player. Chaos levels can be increased at 3cp each or increased by increased IQ points. Allowed quantech colleges are: body control, gate, healing, light &amp; darkness, making &amp; breaking, meta, movement, protection &amp; warning, sound, technological. Rules for quantech are based off rules for thaumaturgy, there is no equivalent to ritual or divine magic. Although this technically replaces magic for this universe it is not intercompatible if cross-planar travel occurs. If cross-planar travel occurs the other direction, this universe has mana level 0 and sanctity level 0. Using quantech requires owning a quantech device. A quantech device functions as a wearable computer that costs $1000 and weighs 1 pound. Most quantech devices are voice controlled and while not everyone may know what is being programmed it is usually obvious to all when a quantumancer is attempting to program an effect. </text:p>
      <text:p text:style-name="P1"/>
      <text:p text:style-name="P1">Quantum devices: <text:s/>Quantum devices are devices that can manipulate physics similar to quantech devices however they only perform a single action (similar to “magic devices in DnD). Many quantum devices require the skills of a quantumancer however some can be used by anyone (the power shield is an example of this). Quantum devices affect chaos upon activation. Devices that “maintain” an effect for long periods of time prevent that user from reducing their personal chaos just like maintaining a quantum effect. </text:p>
      <text:p text:style-name="P1"/>
      <text:p text:style-name="P1">Combat: Initiative is rolled for each round of combat. Actions are declared to all from slowest to fastest (indicating the fastest react faster). Once all actions are declared all moves performed synchronously and conflicts are resolved with higher initiative taking precedence. </text:p>
      <text:p text:style-name="P1"/>
      <text:p text:style-name="P1">Personal Weapons: Due to the invention of the power shield, melee combat is vital. The power shield is a small device capable of creating an energy screen large enough for the user to hide behind. The energy screen reflects fast moving projectiles and energy weapons. This results in suppression fire being dangerous for the person laying it down. Because of this firearms are generally only used as sniper weapons or against primitives unlikely to be equipped with power shields. Combat troops engaging in battle generally use melee weapons to get around these shields or at least distract the user while a comrade uses a firearm. The power shield is a quantum device that has a chaos rating of +20 while active. Activation of a power shield is a standard move that takes one turn. Power shield provide a +1 to DC but unlike a normal shield can not be used to intentionally block attacks (guns/lasers are too fast and melee weapons usually go through it). A crouching character not engaged in melee combat is completely protected from the front against firearms and laser weapons. A crouching character engaged in melee or a standing character not engaged in melee has a 25% chance of being hit. A character <text:soft-page-break/>standing upright engaged in melee has a 50% chance of being hit by firearms. Due to quantum effects power shields are limited in size and completely incapable of protecting starships. Starships are must use armor plating for defense. The power shield powers itself with ambient quantum energy and does not need to be repowered. The cost of a power shield is $1500. Most melee weapons are made out of ceramasteel with half the weight of steel weapons though are considered full weight in regards to breaking. Ceramasteel can be fine quality (which is the default) for all weapons and very fine for blades. Ceramasteel is considered superior to steel and plastic when fighting against them. Very fine ceramasteel swords and fencing weapons (and only these weapons) are capable of being equipped with a monowire edge which provides an additional 1d(10) of damage. A monowire blade costs 8X the listed price (4X for being fine and 2X for the monowire). Force swords are theoretically possible however have never been seen in the sector.</text:p>
      <text:p text:style-name="P1"/>
      <text:p text:style-name="P1">Ship Combat: Ship combat works off GURPS interstellar war rules with some changes. Ships only have forward thrust, no side or reverse thrust. Like GURPS, forward is determined by extending the 2 forward lines indefinitely. Bisected hexes are assumed to be within the lines. Each hex represents an area of about 550 miles in diameter. Each round represents a time period of about 5 minutes. Acceleration of 1g for 5 minutes will cause a ship to travel about 550 miles so each hex represents 1g worth of thrust. Planets are not generally close enough to be an issue during a fight as a planet the size of earth would require a circle 14 hexes in diameter. Sub-light engines use a total conversion drive so fuel is a potential problem however any form of matter can be used as a fuel source and is generally not an issue. Total conversion drives are capable of producing high levels of thrust by simply “burning” more fuel at once. Thrust is theoretically infinite given an infinite supply of fuel however inertia is still a problem. The effects of long term G-forces on the crew limit the speed ships can accelerate at. 1g is common for standard flying (most ships are designed to permanently operate at 1g). 2g and up is generally only used in emergencies (such as combat maneuvers) as it can result in crew fatigue, blackouts, and possible death. Missiles can accelerate up to 10 g's per turn however only have fuel for 3 thrusts (including launch). Missiles must be guided by an operator to turn. Any missile that is not controlled by an operator is assumed to be thrusting in the last direction it was pointed. Missiles can only be controlled up to 50 hexes at which point control is lost. Missiles can not fully turn themselves without guidance however the lock-on system allows them to automatically target a ship within their forward view. Missiles on their own can not distinguish friend from foe and unless being guided (missiles are always considered “guided” for at least the turn they are fired) the missile will always target the closest ship within it's forward view. All ships are also powered off the engine system which generally ends up using about an additional 1g worth of fuel per day. Loss of engines generally results in loss of power to other systems. Turns are assumed to always be actions first (such as firing weapons) and moving afterwards.</text:p>
      <text:p text:style-name="P1"/>
      <text:p text:style-name="P1">Inertial effects: While in combat the effects of inertia apply to all. For all characters not safely strapped in any maneuver 2G and up may result in (20xGFORCExHP)/100 dice worth of damage (rounded up). Assuming a character has standard G tolerances, all characters experiencing 3G of acceleration or higher must make a HT roll with the character losing FP per margin of failure and blacking out for the next turn on a critical. Apply a -2 modifier at 5g and an additional -2 for each doubling of G's after this. In addition, all characters receive high gravity penalties while under acceleration which gives -2 IQ &amp; HT (including lowered FP) for every Gfactor greater then 1g and an additional -1 IQ &amp; HT (-3 total) for every other Gfactor greater then 1g (3, 5, 7, etc.). This comes to:</text:p>
      <text:p text:style-name="P1">2g = -2</text:p>
      <text:p text:style-name="P1"><text:soft-page-break/>3g = -5</text:p>
      <text:p text:style-name="P1">4g = -7</text:p>
      <text:p text:style-name="P1">5g = -10</text:p>
      <text:p text:style-name="P1">6g = -12</text:p>
      <text:p text:style-name="P1">7g = -15</text:p>
      <text:p text:style-name="P1">8g = -17</text:p>
      <text:p text:style-name="P1">9g = -20</text:p>
      <text:p text:style-name="P1">as the penalties to IQ &amp; HT while under high G's which does affect a characters HT roll to withstand high G's. </text:p>
      <text:p text:style-name="P1"/>
      <text:p text:style-name="P1">FTL travel: FTL 'drives' are actually a type of energy sail called a starsail created by a SDS (Starsail Deployment System). The starsail is capable of catching tachyon to pull the ship through space at FTL speeds. Tachyons flows are somewhat chaotic and constant care is needed to keep the ship on course. Tachyon flows can occasionally become highly chaotic causing ships to occasionally be blown off course and in worse case scenarios crash into stellar objects. Occasionally tachyon flows can stop entirely resulting in ships within those areas in being becalmed. Although not exact due to their dependence on tachyons, most ships travel about 1 light year (ly) per day. This means an average journey within the local star cluster takes about about a week or so. Tachyons only technically travel faster then the speed of light, in reality they are much slower. Tachyons however pass partially through time as well as space in such a way that they appear to travel faster then light in relation to the rest of the universe. Because of this the actual speed of the ship is always minimal (about 1g) with passengers and crew rarely noticing any inertial effect even though to the rest of the universe the ship appears to be traveling faster then light. A ship traveling via starsail can not be seen directly though sometimes it is possible to see where it's “been”. Reading the flow of tachyons it is possible to detect an incoming ship though most sensors are only capable of giving about a 5 minute warning. The energy field that makes up the starsail can be easily disrupted by any type of uncontrolled energy (such as a laser or missile weapon) and a well calculated shot will force a ship back to sublight speeds with the starsail gone. The starsail can be redeployed by the SDS again (assuming the SDS isn't too badly damaged in combat), but it takes about 4 full turns to get back up to interstellar speeds during which the escaping ship can't thrust or use weapons and hostile ships can simply target the new starsail. This is how pirates intercept ships and prevent them from escaping. Weapons can not be fired while traveling FTL as with the warping of time the ship itself will often happen to be where the weapon was aiming at and do damage to itself. Sensors function but are slightly distorted while traveling at FTL</text:p>
      <text:p text:style-name="P1"/>
      <text:p text:style-name="Standard"><text:span text:style-name="T1">An online map of nearby terran space can be found here: </text:span><text:a xlink:type="simple" xlink:href="http://www.solstation.com/47ly-ns.htm"><text:span text:style-name="Internet_20_link"><text:span text:style-name="T1">http://www.solstation.com/47ly-ns.h</text:span></text:span></text:a><text:a xlink:type="simple" xlink:href="http://www.solstation.com/47ly-ns.htm"><text:span text:style-name="Internet_20_link">tm</text:span></text:a>. This is not necessarily the space controlled by humans but just a guide showing travel times between nearby stars in the sec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1"/>
    </style:style>
    <style:style style:name="Caption" style:family="paragraph" style:parent-style-name="Standard" style:class="extra">
      <style:paragraph-properties fo:margin-top="0.0835in" fo:margin-bottom="0.0835in"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7-05-03T19:25:49</meta:creation-date>
    <dc:creator>donkyhotay</dc:creator>
    <dc:date>2008-11-14T20:29:34</dc:date>
    <meta:print-date>2113-01-01T00:00:00</meta:print-date>
    <dc:language>en-US</dc:language>
    <meta:editing-cycles>131</meta:editing-cycles>
    <meta:editing-duration>PT1H23M7S</meta:editing-duration>
    <meta:user-defined meta:name="Info 1"/>
    <meta:user-defined meta:name="Info 2"/>
    <meta:user-defined meta:name="Info 3"/>
    <meta:user-defined meta:name="Info 4"/>
    <meta:document-statistic meta:table-count="0" meta:image-count="0" meta:object-count="0" meta:page-count="6" meta:paragraph-count="51" meta:word-count="3604" meta:character-count="21350"/>
  </office:meta>
</office:document-meta>
</file>